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6.6979in" style:use-optimal-column-width="false"/>
    </style:style>
    <style:style style:name="Table2" style:family="table">
      <style:table-properties style:width="6.6979in" fo:margin-left="0.004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ableColumn33" style:family="table-column">
      <style:table-column-properties style:column-width="6.693in" style:use-optimal-column-width="false"/>
    </style:style>
    <style:style style:name="Table32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/>
    </style:style>
    <style:style style:name="T49" style:parent-style-name="Fuentedepárrafopredeter." style:family="text">
      <style:text-properties fo:font-weight="bold" style:font-weight-asian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ableColumn59" style:family="table-column">
      <style:table-column-properties style:column-width="6.693in" style:use-optimal-column-width="false"/>
    </style:style>
    <style:style style:name="Table58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P82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83" style:parent-style-name="Fuentedepárrafopredeter." style:family="text">
      <style:text-properties fo:font-weight="bold" style:font-weight-asian="bold"/>
    </style:style>
    <style:style style:name="P84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ableColumn89" style:family="table-column">
      <style:table-column-properties style:column-width="6.693in" style:use-optimal-column-width="false"/>
    </style:style>
    <style:style style:name="Table88" style:family="table">
      <style:table-properties style:width="6.69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104" style:parent-style-name="Fuentedepárrafopredeter." style:family="text">
      <style:text-properties fo:font-weight="bold" style:font-weight-asian="bold"/>
    </style:style>
    <style:style style:name="T105" style:parent-style-name="Fuentedepárrafopredeter." style:family="text">
      <style:text-properties fo:font-weight="bold" style:font-weight-asian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fo:font-weight="bold" style:font-weight-asian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ableColumn115" style:family="table-column">
      <style:table-column-properties style:column-width="6.693in" style:use-optimal-column-width="false"/>
    </style:style>
    <style:style style:name="Table114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fo:font-weight="bold" style:font-weight-asian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" style:parent-style-name="Fuentedepárrafopredeter." style:family="text">
      <style:text-properties fo:font-weight="bold" style:font-weight-asian="bold" style:font-weight-complex="bold"/>
    </style:style>
    <style:style style:name="TableColumn141" style:family="table-column">
      <style:table-column-properties style:column-width="6.693in" style:use-optimal-column-width="false"/>
    </style:style>
    <style:style style:name="Table140" style:family="table">
      <style:table-properties style:width="6.693in" fo:margin-left="0in" table:align="left"/>
    </style:style>
    <style:style style:name="TableRow142" style:family="table-row">
      <style:table-row-properties style:min-row-height="0.1708in" style:use-optimal-row-height="false"/>
    </style:style>
    <style:style style:name="TableCell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ableRow145" style:family="table-row">
      <style:table-row-properties style:min-row-height="0.1708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style:font-weight-complex="bold"/>
    </style:style>
    <style:style style:name="TableRow149" style:family="table-row">
      <style:table-row-properties style:min-row-height="0.1868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ableRow152" style:family="table-row">
      <style:table-row-properties style:min-row-height="1.043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name="T155" style:parent-style-name="Fuentedepárrafopredeter." style:family="text">
      <style:text-properties fo:font-weight="bold" style:font-weight-asian="bold" style:font-weight-complex="bold"/>
    </style:style>
    <style:style style:name="T156" style:parent-style-name="Fuentedepárrafopredeter." style:family="text">
      <style:text-properties fo:font-weight="bold" style:font-weight-asian="bold"/>
    </style:style>
    <style:style style:name="T157" style:parent-style-name="Fuentedepárrafopredeter." style:family="text">
      <style:text-properties fo:font-weight="bold" style:font-weight-asian="bold"/>
    </style:style>
    <style:style style:name="TableRow158" style:family="table-row">
      <style:table-row-properties style:min-row-height="0.7006in" style:use-optimal-row-height="false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162" style:parent-style-name="Fuentedepárrafopredeter." style:family="text">
      <style:text-properties fo:font-weight="bold" style:font-weight-asian="bold"/>
    </style:style>
    <style:style style:name="TableRow163" style:family="table-row">
      <style:table-row-properties style:min-row-height="0.1965in" style:use-optimal-row-height="false"/>
    </style:style>
    <style:style style:name="TableCell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>
        <style:tab-stops>
          <style:tab-stop style:type="left" style:position="4.1722in"/>
        </style:tab-stops>
      </style:paragraph-properties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ableColumn168" style:family="table-column">
      <style:table-column-properties style:column-width="6.693in" style:use-optimal-column-width="false"/>
    </style:style>
    <style:style style:name="Table167" style:family="table">
      <style:table-properties style:width="6.693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71" style:parent-style-name="Fuentedepárrafopredeter." style:family="text">
      <style:text-properties fo:font-weight="bold" style:font-weight-asian="bold" style:font-weight-complex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T175" style:parent-style-name="Fuentedepárrafopredeter." style:family="text">
      <style:text-properties style:font-weight-complex="bold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8" style:parent-style-name="Fuentedepárrafopredeter." style:family="text">
      <style:text-properties fo:font-weight="bold" style:font-weight-asian="bold" style:font-weight-complex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1" style:parent-style-name="Fuentedepárrafopredeter." style:family="text">
      <style:text-properties fo:font-weight="bold" style:font-weight-asian="bold" style:font-weight-complex="bold"/>
    </style:style>
    <style:style style:name="T182" style:parent-style-name="Fuentedepárrafopredeter." style:family="text">
      <style:text-properties fo:font-weight="bold" style:font-weight-asian="bold" style:font-weight-complex="bold"/>
    </style:style>
    <style:style style:name="T183" style:parent-style-name="Fuentedepárrafopredeter." style:family="text">
      <style:text-properties fo:font-weight="bold" style:font-weight-asian="bold"/>
    </style:style>
    <style:style style:name="T184" style:parent-style-name="Fuentedepárrafopredeter." style:family="text">
      <style:text-properties fo:font-weight="bold" style:font-weight-asian="bold"/>
    </style:style>
    <style:style style:name="TableRow185" style:family="table-row">
      <style:table-row-properties style:min-row-height="0.2527in"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7" style:parent-style-name="Fuentedepárrafopredeter." style:family="text">
      <style:text-properties fo:font-weight="bold" style:font-weight-asian="bold" style:font-weight-complex="bold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189" style:parent-style-name="Fuentedepárrafopredeter." style:family="text">
      <style:text-properties fo:font-weight="bold" style:font-weight-asian="bold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2" style:parent-style-name="Fuentedepárrafopredeter." style:family="text">
      <style:text-properties fo:font-weight="bold" style:font-weight-asian="bold" style:font-weight-complex="bold"/>
    </style:style>
    <style:style style:name="TableColumn194" style:family="table-column">
      <style:table-column-properties style:column-width="6.693in" style:use-optimal-column-width="false"/>
    </style:style>
    <style:style style:name="Table193" style:family="table">
      <style:table-properties style:width="6.693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7" style:parent-style-name="Fuentedepárrafopredeter." style:family="text">
      <style:text-properties fo:font-weight="bold" style:font-weight-asian="bold" style:font-weight-complex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0" style:parent-style-name="Fuentedepárrafopredeter." style:family="text">
      <style:text-properties fo:font-weight="bold" style:font-weight-asian="bold" style:font-weight-complex="bold"/>
    </style:style>
    <style:style style:name="T201" style:parent-style-name="Fuentedepárrafopredeter." style:family="text">
      <style:text-properties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4" style:parent-style-name="Fuentedepárrafopredeter." style:family="text">
      <style:text-properties fo:font-weight="bold" style:font-weight-asian="bold"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7" style:parent-style-name="Fuentedepárrafopredeter." style:family="text">
      <style:text-properties fo:font-weight="bold" style:font-weight-asian="bold" style:font-weight-complex="bold"/>
    </style:style>
    <style:style style:name="T208" style:parent-style-name="Fuentedepárrafopredeter." style:family="text">
      <style:text-properties fo:font-weight="bold" style:font-weight-asian="bold" style:font-weight-complex="bold"/>
    </style:style>
    <style:style style:name="T209" style:parent-style-name="Fuentedepárrafopredeter." style:family="text">
      <style:text-properties fo:font-weight="bold" style:font-weight-asian="bold"/>
    </style:style>
    <style:style style:name="T210" style:parent-style-name="Fuentedepárrafopredeter." style:family="text">
      <style:text-properties fo:font-weight="bold" style:font-weight-asian="bold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3" style:parent-style-name="Fuentedepárrafopredeter." style:family="text">
      <style:text-properties fo:font-weight="bold" style:font-weight-asian="bold" style:font-weight-complex="bold"/>
    </style:style>
    <style:style style:name="T214" style:parent-style-name="Fuentedepárrafopredeter." style:family="text">
      <style:text-properties fo:font-weight="bold" style:font-weight-asian="bold" style:font-weight-complex="bold"/>
    </style:style>
    <style:style style:name="T215" style:parent-style-name="Fuentedepárrafopredeter." style:family="text">
      <style:text-properties fo:font-weight="bold" style:font-weight-asian="bold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>
        <style:tab-stops>
          <style:tab-stop style:type="left" style:position="5.9486in"/>
        </style:tab-stops>
      </style:paragraph-properties>
    </style:style>
    <style:style style:name="T219" style:parent-style-name="Fuentedepárrafopredeter." style:family="text">
      <style:text-properties fo:font-weight="bold" style:font-weight-asian="bold" style:font-weight-complex="bold"/>
    </style:style>
    <style:style style:name="TableColumn221" style:family="table-column">
      <style:table-column-properties style:column-width="6.693in" style:use-optimal-column-width="false"/>
    </style:style>
    <style:style style:name="Table220" style:family="table">
      <style:table-properties style:width="6.693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4" style:parent-style-name="Fuentedepárrafopredeter." style:family="text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7" style:parent-style-name="Fuentedepárrafopredeter." style:family="text">
      <style:text-properties fo:font-weight="bold" style:font-weight-asian="bold" style:font-weight-complex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0" style:parent-style-name="Fuentedepárrafopredeter." style:family="text">
      <style:text-properties fo:font-weight="bold" style:font-weight-asian="bold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3" style:parent-style-name="Fuentedepárrafopredeter." style:family="text">
      <style:text-properties fo:font-weight="bold" style:font-weight-asian="bold" style:font-weight-complex="bold"/>
    </style:style>
    <style:style style:name="T234" style:parent-style-name="Fuentedepárrafopredeter." style:family="text">
      <style:text-properties fo:font-weight="bold" style:font-weight-asian="bold" style:font-weight-complex="bold"/>
    </style:style>
    <style:style style:name="T235" style:parent-style-name="Fuentedepárrafopredeter." style:family="text">
      <style:text-properties fo:font-weight="bold" style:font-weight-asian="bold" style:font-weight-complex="bold"/>
    </style:style>
    <style:style style:name="T236" style:parent-style-name="Fuentedepárrafopredeter." style:family="text">
      <style:text-properties fo:font-weight="bold" style:font-weight-asian="bold" style:font-weight-complex="bold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0" style:parent-style-name="Fuentedepárrafopredeter." style:family="text">
      <style:text-properties fo:font-weight="bold" style:font-weight-asian="bold" style:font-weight-complex="bold"/>
    </style:style>
    <style:style style:name="T241" style:parent-style-name="Fuentedepárrafopredeter." style:family="text">
      <style:text-properties fo:font-weight="bold" style:font-weight-asian="bold" style:font-weight-complex="bold"/>
    </style:style>
    <style:style style:name="T242" style:parent-style-name="Fuentedepárrafopredeter." style:family="text">
      <style:text-properties fo:font-weight="bold" style:font-weight-asian="bold" style:font-weight-complex="bold"/>
    </style:style>
    <style:style style:name="P243" style:parent-style-name="TableContents" style:family="paragraph">
      <style:paragraph-properties fo:text-align="en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6" style:parent-style-name="Fuentedepárrafopredeter." style:family="text">
      <style:text-properties fo:font-weight="bold" style:font-weight-asian="bold" style:font-weight-complex="bold"/>
    </style:style>
    <style:style style:name="TableColumn248" style:family="table-column">
      <style:table-column-properties style:column-width="6.693in" style:use-optimal-column-width="false"/>
    </style:style>
    <style:style style:name="Table247" style:family="table">
      <style:table-properties style:width="6.693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51" style:parent-style-name="Fuentedepárrafopredeter." style:family="text">
      <style:text-properties fo:font-weight="bold" style:font-weight-asian="bold" style:font-weight-complex="bold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4" style:parent-style-name="Fuentedepárrafopredeter." style:family="text">
      <style:text-properties fo:font-weight="bold" style:font-weight-asian="bold" style:font-weight-complex="bold"/>
    </style:style>
    <style:style style:name="T255" style:parent-style-name="Fuentedepárrafopredeter." style:family="text">
      <style:text-properties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8" style:parent-style-name="Fuentedepárrafopredeter." style:family="text"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weight="bold" style:font-weight-asian="bold" style:font-weight-complex="bold"/>
    </style:style>
    <style:style style:name="T262" style:parent-style-name="Fuentedepárrafopredeter." style:family="text">
      <style:text-properties fo:font-weight="bold" style:font-weight-asian="bold" style:font-weight-complex="bold"/>
    </style:style>
    <style:style style:name="T263" style:parent-style-name="Fuentedepárrafopredeter." style:family="text">
      <style:text-properties fo:font-weight="bold" style:font-weight-asian="bold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6" style:parent-style-name="Fuentedepárrafopredeter." style:family="text">
      <style:text-properties fo:font-weight="bold" style:font-weight-asian="bold" style:font-weight-complex="bold"/>
    </style:style>
    <style:style style:name="T267" style:parent-style-name="Fuentedepárrafopredeter." style:family="text">
      <style:text-properties fo:font-weight="bold" style:font-weight-asian="bold" style:font-weight-complex="bold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0" style:parent-style-name="Fuentedepárrafopredeter." style:family="text">
      <style:text-properties fo:font-weight="bold" style:font-weight-asian="bold" style:font-weight-complex="bold"/>
    </style:style>
    <style:style style:name="TableColumn272" style:family="table-column">
      <style:table-column-properties style:column-width="6.693in" style:use-optimal-column-width="false"/>
    </style:style>
    <style:style style:name="Table271" style:family="table">
      <style:table-properties style:width="6.693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75" style:parent-style-name="Fuentedepárrafopredeter." style:family="text">
      <style:text-properties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8" style:parent-style-name="Fuentedepárrafopredeter." style:family="text">
      <style:text-properties fo:font-weight="bold" style:font-weight-asian="bold" style:font-weight-complex="bold"/>
    </style:style>
    <style:style style:name="T279" style:parent-style-name="Fuentedepárrafopredeter." style:family="text">
      <style:text-properties style:font-weight-complex="bold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2" style:parent-style-name="Fuentedepárrafopredeter." style:family="text">
      <style:text-properties fo:font-weight="bold" style:font-weight-asian="bold" style:font-weight-complex="bold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5" style:parent-style-name="Fuentedepárrafopredeter." style:family="text">
      <style:text-properties fo:font-weight="bold" style:font-weight-asian="bold" style:font-weight-complex="bold"/>
    </style:style>
    <style:style style:name="T286" style:parent-style-name="Fuentedepárrafopredeter." style:family="text">
      <style:text-properties fo:font-weight="bold" style:font-weight-asian="bold" style:font-weight-complex="bold"/>
    </style:style>
    <style:style style:name="T287" style:parent-style-name="Fuentedepárrafopredeter." style:family="text">
      <style:text-properties fo:font-weight="bold" style:font-weight-asian="bold"/>
    </style:style>
    <style:style style:name="T288" style:parent-style-name="Fuentedepárrafopredeter." style:family="text">
      <style:text-properties fo:font-weight="bold" style:font-weight-asian="bold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1" style:parent-style-name="Fuentedepárrafopredeter." style:family="text">
      <style:text-properties fo:font-weight="bold" style:font-weight-asian="bold" style:font-weight-complex="bold"/>
    </style:style>
    <style:style style:name="T292" style:parent-style-name="Fuentedepárrafopredeter." style:family="text">
      <style:text-properties fo:font-weight="bold" style:font-weight-asian="bold" style:font-weight-complex="bold"/>
    </style:style>
    <style:style style:name="T293" style:parent-style-name="Fuentedepárrafopredeter." style:family="text">
      <style:text-properties fo:font-weight="bold" style:font-weight-asian="bold"/>
    </style:style>
    <style:style style:name="T294" style:parent-style-name="Fuentedepárrafopredeter." style:family="text">
      <style:text-properties fo:font-weight="bold" style:font-weight-asian="bold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7" style:parent-style-name="Fuentedepárrafopredeter." style:family="text">
      <style:text-properties fo:font-weight="bold" style:font-weight-asian="bold" style:font-weight-complex="bold"/>
    </style:style>
    <style:style style:name="TableColumn299" style:family="table-column">
      <style:table-column-properties style:column-width="6.693in" style:use-optimal-column-width="false"/>
    </style:style>
    <style:style style:name="Table298" style:family="table">
      <style:table-properties style:width="6.693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02" style:parent-style-name="Fuentedepárrafopredeter." style:family="text">
      <style:text-properties fo:font-weight="bold" style:font-weight-asian="bold" style:font-weight-complex="bold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fo:font-weight="bold" style:font-weight-asian="bold" style:font-weight-complex="bold"/>
    </style:style>
    <style:style style:name="T306" style:parent-style-name="Fuentedepárrafopredeter." style:family="text">
      <style:text-properties style:font-weight-complex="bold"/>
    </style:style>
    <style:style style:name="T307" style:parent-style-name="Fuentedepárrafopredeter." style:family="text">
      <style:text-properties fo:font-weight="bold" style:font-weight-asian="bold" style:font-weight-complex="bold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0" style:parent-style-name="Fuentedepárrafopredeter." style:family="text">
      <style:text-properties fo:font-weight="bold" style:font-weight-asian="bold" style:font-weight-complex="bold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3" style:parent-style-name="Fuentedepárrafopredeter." style:family="text">
      <style:text-properties fo:font-weight="bold" style:font-weight-asian="bold" style:font-weight-complex="bold"/>
    </style:style>
    <style:style style:name="T314" style:parent-style-name="Fuentedepárrafopredeter." style:family="text">
      <style:text-properties fo:font-weight="bold" style:font-weight-asian="bold" style:font-weight-complex="bold"/>
    </style:style>
    <style:style style:name="T315" style:parent-style-name="Fuentedepárrafopredeter." style:family="text">
      <style:text-properties fo:font-weight="bold" style:font-weight-asian="bold"/>
    </style:style>
    <style:style style:name="T316" style:parent-style-name="Fuentedepárrafopredeter." style:family="text">
      <style:text-properties fo:font-weight="bold" style:font-weight-asian="bold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9" style:parent-style-name="Fuentedepárrafopredeter." style:family="text">
      <style:text-properties fo:font-weight="bold" style:font-weight-asian="bold" style:font-weight-complex="bold"/>
    </style:style>
    <style:style style:name="T320" style:parent-style-name="Fuentedepárrafopredeter." style:family="text">
      <style:text-properties fo:font-weight="bold" style:font-weight-asian="bold" style:font-weight-complex="bold"/>
    </style:style>
    <style:style style:name="T321" style:parent-style-name="Fuentedepárrafopredeter." style:family="text">
      <style:text-properties fo:font-weight="bold" style:font-weight-asian="bold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4" style:parent-style-name="Fuentedepárrafopredeter." style:family="text">
      <style:text-properties fo:font-weight="bold" style:font-weight-asian="bold" style:font-weight-complex="bold"/>
    </style:style>
    <style:style style:name="TableColumn326" style:family="table-column">
      <style:table-column-properties style:column-width="6.693in" style:use-optimal-column-width="false"/>
    </style:style>
    <style:style style:name="Table325" style:family="table">
      <style:table-properties style:width="6.69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29" style:parent-style-name="Fuentedepárrafopredeter." style:family="text">
      <style:text-properties fo:font-weight="bold" style:font-weight-asian="bold" style:font-weight-complex="bold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2" style:parent-style-name="Fuentedepárrafopredeter." style:family="text">
      <style:text-properties fo:font-weight="bold" style:font-weight-asian="bold" style:font-weight-complex="bold"/>
    </style:style>
    <style:style style:name="T333" style:parent-style-name="Fuentedepárrafopredeter." style:family="text">
      <style:text-properties style:font-weight-complex="bold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6" style:parent-style-name="Fuentedepárrafopredeter." style:family="text">
      <style:text-properties fo:font-weight="bold" style:font-weight-asian="bold" style:font-weight-complex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9" style:parent-style-name="Fuentedepárrafopredeter." style:family="text">
      <style:text-properties fo:font-weight="bold" style:font-weight-asian="bold" style:font-weight-complex="bold"/>
    </style:style>
    <style:style style:name="T340" style:parent-style-name="Fuentedepárrafopredeter." style:family="text">
      <style:text-properties fo:font-weight="bold" style:font-weight-asian="bold" style:font-weight-complex="bold"/>
    </style:style>
    <style:style style:name="T341" style:parent-style-name="Fuentedepárrafopredeter." style:family="text">
      <style:text-properties fo:font-weight="bold" style:font-weight-asian="bold"/>
    </style:style>
    <style:style style:name="T342" style:parent-style-name="Fuentedepárrafopredeter." style:family="text">
      <style:text-properties fo:font-weight="bold" style:font-weight-asian="bold"/>
    </style:style>
    <style:style style:name="T343" style:parent-style-name="Fuentedepárrafopredeter." style:family="text">
      <style:text-properties fo:font-weight="bold" style:font-weight-asian="bold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6" style:parent-style-name="Fuentedepárrafopredeter." style:family="text">
      <style:text-properties fo:font-weight="bold" style:font-weight-asian="bold" style:font-weight-complex="bold"/>
    </style:style>
    <style:style style:name="T347" style:parent-style-name="Fuentedepárrafopredeter." style:family="text">
      <style:text-properties fo:font-weight="bold" style:font-weight-asian="bold" style:font-weight-complex="bold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0" style:parent-style-name="Fuentedepárrafopredeter." style:family="text">
      <style:text-properties fo:font-weight="bold" style:font-weight-asian="bold" style:font-weight-complex="bold"/>
    </style:style>
    <style:style style:name="TableColumn352" style:family="table-column">
      <style:table-column-properties style:column-width="6.693in" style:use-optimal-column-width="false"/>
    </style:style>
    <style:style style:name="Table351" style:family="table">
      <style:table-properties style:width="6.693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8" style:parent-style-name="Fuentedepárrafopredeter." style:family="text">
      <style:text-properties fo:font-weight="bold" style:font-weight-asian="bold" style:font-weight-complex="bold"/>
    </style:style>
    <style:style style:name="T359" style:parent-style-name="Fuentedepárrafopredeter." style:family="text">
      <style:text-properties style:font-weight-complex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2" style:parent-style-name="Fuentedepárrafopredeter." style:family="text">
      <style:text-properties fo:font-weight="bold" style:font-weight-asian="bold" style:font-weight-complex="bold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5" style:parent-style-name="Fuentedepárrafopredeter." style:family="text">
      <style:text-properties fo:font-weight="bold" style:font-weight-asian="bold" style:font-weight-complex="bold"/>
    </style:style>
    <style:style style:name="T366" style:parent-style-name="Fuentedepárrafopredeter." style:family="text">
      <style:text-properties fo:font-weight="bold" style:font-weight-asian="bold" style:font-weight-complex="bold"/>
    </style:style>
    <style:style style:name="T367" style:parent-style-name="Fuentedepárrafopredeter." style:family="text">
      <style:text-properties fo:font-weight="bold" style:font-weight-asian="bold"/>
    </style:style>
    <style:style style:name="T368" style:parent-style-name="Fuentedepárrafopredeter." style:family="text">
      <style:text-properties fo:font-weight="bold" style:font-weight-asian="bold"/>
    </style:style>
    <style:style style:name="T369" style:parent-style-name="Fuentedepárrafopredeter." style:family="text">
      <style:text-properties fo:font-weight="bold" style:font-weight-asian="bold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2" style:parent-style-name="Fuentedepárrafopredeter." style:family="text">
      <style:text-properties fo:font-weight="bold" style:font-weight-asian="bold" style:font-weight-complex="bold"/>
    </style:style>
    <style:style style:name="T373" style:parent-style-name="Fuentedepárrafopredeter." style:family="text">
      <style:text-properties fo:font-weight="bold" style:font-weight-asian="bold" style:font-weight-complex="bold"/>
    </style:style>
    <style:style style:name="T374" style:parent-style-name="Fuentedepárrafopredeter." style:family="text">
      <style:text-properties fo:font-weight="bold" style:font-weight-asian="bold"/>
    </style:style>
    <style:style style:name="T375" style:parent-style-name="Fuentedepárrafopredeter." style:family="text">
      <style:text-properties fo:font-weight="bold" style:font-weight-asian="bold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8" style:parent-style-name="Fuentedepárrafopredeter." style:family="text">
      <style:text-properties fo:font-weight="bold" style:font-weight-asian="bold" style:font-weight-complex="bold"/>
    </style:style>
    <style:style style:name="TableColumn380" style:family="table-column">
      <style:table-column-properties style:column-width="6.693in" style:use-optimal-column-width="false"/>
    </style:style>
    <style:style style:name="Table379" style:family="table">
      <style:table-properties style:width="6.693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83" style:parent-style-name="Fuentedepárrafopredeter." style:family="text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6" style:parent-style-name="Fuentedepárrafopredeter." style:family="text">
      <style:text-properties fo:font-weight="bold" style:font-weight-asian="bold" style:font-weight-complex="bold"/>
    </style:style>
    <style:style style:name="T387" style:parent-style-name="Fuentedepárrafopredeter." style:family="text">
      <style:text-properties style:font-weight-complex="bold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0" style:parent-style-name="Fuentedepárrafopredeter." style:family="text">
      <style:text-properties fo:font-weight="bold" style:font-weight-asian="bold" style:font-weight-complex="bold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3" style:parent-style-name="Fuentedepárrafopredeter." style:family="text">
      <style:text-properties fo:font-weight="bold" style:font-weight-asian="bold" style:font-weight-complex="bold"/>
    </style:style>
    <style:style style:name="T394" style:parent-style-name="Fuentedepárrafopredeter." style:family="text">
      <style:text-properties fo:font-weight="bold" style:font-weight-asian="bold" style:font-weight-complex="bold"/>
    </style:style>
    <style:style style:name="P395" style:parent-style-name="TableContents" style:family="paragraph">
      <style:text-properties fo:font-weight="bold" style:font-weight-asian="bold"/>
    </style:style>
    <style:style style:name="T396" style:parent-style-name="Fuentedepárrafopredeter." style:family="text">
      <style:text-properties fo:font-weight="bold" style:font-weight-asian="bold"/>
    </style:style>
    <style:style style:name="T397" style:parent-style-name="Fuentedepárrafopredeter." style:family="text">
      <style:text-properties fo:font-weight="bold" style:font-weight-asian="bold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0" style:parent-style-name="Fuentedepárrafopredeter." style:family="text">
      <style:text-properties fo:font-weight="bold" style:font-weight-asian="bold" style:font-weight-complex="bold"/>
    </style:style>
    <style:style style:name="T401" style:parent-style-name="Fuentedepárrafopredeter." style:family="text">
      <style:text-properties fo:font-weight="bold" style:font-weight-asian="bold" style:font-weight-complex="bold"/>
    </style:style>
    <style:style style:name="T402" style:parent-style-name="Fuentedepárrafopredeter." style:family="text">
      <style:text-properties fo:font-weight="bold" style:font-weight-asian="bold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5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sos d'us:<text:s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span text:style-name="T6">Descripció:<text:s/></text:span>UC1: Registre d'Usuaris</text:p>
          </table:table-cell>
        </table:table-row>
        <table:table-row table:style-name="TableRow7">
          <table:table-cell table:style-name="TableCell8">
            <text:p text:style-name="TableContents"><text:span text:style-name="T9">Actors:</text:span><text:s/>Usuari no registrat.</text:p>
          </table:table-cell>
        </table:table-row>
        <table:table-row table:style-name="TableRow10">
          <table:table-cell table:style-name="TableCell11">
            <text:p text:style-name="TableContents"><text:span text:style-name="T12">Precondicions:<text:s/></text:span>L'aplicació ha d'estar inicialitzada.</text:p>
          </table:table-cell>
        </table:table-row>
        <table:table-row table:style-name="TableRow13">
          <table:table-cell table:style-name="TableCell14">
            <text:p text:style-name="P15">Flux Bàsic:</text:p>
            <text:p text:style-name="P16"/>
            <text:p text:style-name="TableContents"><text:span text:style-name="T17">1)<text:s/></text:span>L'aplicació mostra per pantalla un<text:s/>pop-up/finestra on l'usuari pot registrar-se.</text:p>
            <text:p text:style-name="TableContents"><text:span text:style-name="T18">2)</text:span><text:span text:style-name="T19"><text:s/></text:span>L'usuari ha de introduir una sèrie de dades corresponents: nom, contrasenya, data de naixement i nacionalitat.</text:p>
            <text:p text:style-name="TableContents"><text:span text:style-name="T20">3)</text:span><text:s/>Desprès pot interactuar amb totes les funcions de l'aplicació.<text:s/><text:span text:style-name="T21"><text:s/></text:span></text:p>
            <text:p text:style-name="P22"/>
          </table:table-cell>
        </table:table-row>
        <table:table-row table:style-name="TableRow23">
          <table:table-cell table:style-name="TableCell24">
            <text:p text:style-name="P25">Flux Alternatiu:</text:p>
            <text:p text:style-name="P26"/>
            <text:p text:style-name="TableContents"><text:span text:style-name="T27">1.a)<text:s/></text:span>En<text:s/>cas de que l’usuari entri les dades malament el programa mostrarà per pantalla un missatge d’error.</text:p>
            <text:p text:style-name="P28"/>
          </table:table-cell>
        </table:table-row>
        <table:table-row table:style-name="TableRow29">
          <table:table-cell table:style-name="TableCell30">
            <text:p text:style-name="TableContents"><text:span text:style-name="T31">Postcondicions:<text:s/></text:span>L'usuari acaba registrat i es fa el UC1.1</text:p>
          </table:table-cell>
        </table:table-row>
      </table:table>
      <text:p text:style-name="Normal"/>
      <text:p text:style-name="Normal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TableContents"><text:span text:style-name="T36">Descripció:<text:s/></text:span>UC 1.1: Login.<text:s/></text:p>
          </table:table-cell>
        </table:table-row>
        <table:table-row table:style-name="TableRow37">
          <table:table-cell table:style-name="TableCell38">
            <text:p text:style-name="TableContents"><text:span text:style-name="T39">Actors:<text:s/></text:span><text:span text:style-name="T40">Usuari registrat, Administrador.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Precondicions</text:span>:<text:s/>L’aplicació ha d’estar inicialitzada.</text:p>
          </table:table-cell>
        </table:table-row>
        <table:table-row table:style-name="TableRow44">
          <table:table-cell table:style-name="TableCell45">
            <text:p text:style-name="TableContents"><text:span text:style-name="T46">Flux</text:span><text:s/><text:span text:style-name="T47">Bàsic</text:span>:</text:p>
            <text:p text:style-name="TableContents"/>
            <text:p text:style-name="TableContents"><text:span text:style-name="T48">1)<text:s/></text:span>L’aplicació mostra un pop-up on l’Usuari o l’Administrador pot iniciar sessió.</text:p>
            <text:p text:style-name="TableContents"><text:span text:style-name="T49">2)</text:span><text:s/>L’Usuari o l’Administrador introdueix les dades necessàries per loguejar-se.</text:p>
            <text:p text:style-name="TableContents"/>
          </table:table-cell>
        </table:table-row>
        <table:table-row table:style-name="TableRow50">
          <table:table-cell table:style-name="TableCell51">
            <text:p text:style-name="TableContents"><text:span text:style-name="T52">Flux</text:span><text:s/><text:span text:style-name="T53">Alternatiu</text:span>:<text:s/></text:p>
            <text:p text:style-name="TableContents"/>
            <text:p text:style-name="TableContents"><text:span text:style-name="T54">2a)</text:span><text:s/>L’Usuari o Administrador introdueix les dades de manera errònia. Apareixerà un missatge per pantalla dient que s’han introduït les dades malament.</text:p>
            <text:p text:style-name="TableContents"/>
          </table:table-cell>
        </table:table-row>
        <table:table-row table:style-name="TableRow55">
          <table:table-cell table:style-name="TableCell56">
            <text:p text:style-name="TableContents"><text:span text:style-name="T57">Postcondicions</text:span>: L’Usuari o l’Administrador es logueja dins l’aplicació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soft-page-break/>
            <text:p text:style-name="TableContents"><text:span text:style-name="T62">Descripció:<text:s/></text:span>UC1.2: Selecció de client<text:s/>VIP o normal.</text:p>
          </table:table-cell>
        </table:table-row>
        <table:table-row table:style-name="TableRow63">
          <table:table-cell table:style-name="TableCell64">
            <text:p text:style-name="TableContents"><text:span text:style-name="T65">Actors:<text:s/></text:span>Administrador.</text:p>
          </table:table-cell>
        </table:table-row>
        <table:table-row table:style-name="TableRow66">
          <table:table-cell table:style-name="TableCell67">
            <text:p text:style-name="TableContents"><text:span text:style-name="T68">Precondicions</text:span>: L'usuari ha d'estar al menys registrat.</text:p>
          </table:table-cell>
        </table:table-row>
        <table:table-row table:style-name="TableRow69">
          <table:table-cell table:style-name="TableCell70">
            <text:p text:style-name="TableContents"><text:span text:style-name="T71">Flux</text:span><text:s/><text:span text:style-name="T72">Bàsic</text:span>:</text:p>
            <text:p text:style-name="TableContents"/>
            <text:p text:style-name="TableContents"><text:span text:style-name="T73">1)<text:s/></text:span><text:span text:style-name="T74">L</text:span>'administrador seleccionarà si aquest usuari es tornarà VIP o només serà un usuari de tipus normal.</text:p>
            <text:p text:style-name="TableContents"><text:span text:style-name="T75">2)</text:span><text:s/>En cas de que l'administrador decideixi<text:s/>que un usuari sigui VIP s'aplicarà un descompte</text:p>
            <text:p text:style-name="TableContents">del 10% del import mensual. En cas contrari l'import serà del 100% (usuari normal).</text:p>
            <text:p text:style-name="TableContents"/>
          </table:table-cell>
        </table:table-row>
        <table:table-row table:style-name="TableRow76">
          <table:table-cell table:style-name="TableCell77">
            <text:p text:style-name="P78"><text:span text:style-name="T79">Flux</text:span><text:s/><text:span text:style-name="T80">Alternatiu</text:span>:<text:s/></text:p>
            <text:p text:style-name="P81"/>
            <text:p text:style-name="P82"><text:span text:style-name="T83">1a)</text:span><text:s/>En el cas de que no hi hagin usuaris registrats dins de la aplicació es mostrarà per pantalla un<text:s/>missatge dient que no hi ha cap usuari i per tant no es pot realitzar la operació desitjada.</text:p>
            <text:p text:style-name="P84"/>
          </table:table-cell>
        </table:table-row>
        <table:table-row table:style-name="TableRow85">
          <table:table-cell table:style-name="TableCell86">
            <text:p text:style-name="TableContents"><text:span text:style-name="T87">Postcondicions</text:span>: Usuari acaba sent VIP o no.</text:p>
          </table:table-cell>
        </table:table-row>
      </table:table>
      <text:p text:style-name="Normal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TableContents"><text:span text:style-name="T92">Descripció:<text:s/></text:span>UC2: Catàleg de Sèries.<text:s/></text:p>
          </table:table-cell>
        </table:table-row>
        <table:table-row table:style-name="TableRow93">
          <table:table-cell table:style-name="TableCell94">
            <text:p text:style-name="TableContents"><text:span text:style-name="T95">Actors:<text:s/></text:span><text:span text:style-name="T96">Usuari No Registrat, Usuari Registrat, Administrador.</text:span></text:p>
          </table:table-cell>
        </table:table-row>
        <table:table-row table:style-name="TableRow97">
          <table:table-cell table:style-name="TableCell98">
            <text:p text:style-name="TableContents"><text:span text:style-name="T99">Precondicions</text:span>:<text:s/>Aplicació inicialitzada.</text:p>
          </table:table-cell>
        </table:table-row>
        <table:table-row table:style-name="TableRow100">
          <table:table-cell table:style-name="TableCell101">
            <text:p text:style-name="TableContents"><text:span text:style-name="T102">Flux</text:span><text:s/><text:span text:style-name="T103">Bàsic</text:span>:</text:p>
            <text:p text:style-name="TableContents"/>
            <text:p text:style-name="TableContents"><text:span text:style-name="T104">1)</text:span><text:s/>Desprès de haver iniciat l’aplicació es mostra per pantalla el llistat de totes les sèries.</text:p>
            <text:p text:style-name="TableContents"><text:span text:style-name="T105">2)<text:s/></text:span>Els usuaris registrats i L’administrador poden interactuar amb els UC2.1/UC2.2/ que poden realitzar dins del catàleg.</text:p>
            <text:p text:style-name="TableContents"/>
          </table:table-cell>
        </table:table-row>
        <table:table-row table:style-name="TableRow106">
          <table:table-cell table:style-name="TableCell107">
            <text:p text:style-name="TableContents"><text:span text:style-name="T108">Flux</text:span><text:s/><text:span text:style-name="T109">Alternatiu</text:span>:</text:p>
            <text:p text:style-name="TableContents"/>
            <text:p text:style-name="TableContents"><text:span text:style-name="T110">2a)<text:s/></text:span>L’Usuari No Registrat no pot fer res més que veure el catàleg, si vol interactuar amb ell ha de realitzar el cas d’ús UC1.</text:p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><text:span text:style-name="T113">Postcondicions</text:span>: Els actors interactuen amb el catàleg i les seves opcion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soft-page-break/>
            <text:p text:style-name="TableContents"><text:span text:style-name="T118">Descripció:<text:s/></text:span>UC2.1: Preferències dels usuaris.<text:s/></text:p>
          </table:table-cell>
        </table:table-row>
        <table:table-row table:style-name="TableRow119">
          <table:table-cell table:style-name="TableCell120">
            <text:p text:style-name="TableContents"><text:span text:style-name="T121">Actors:<text:s/></text:span><text:span text:style-name="T122">Usuari Registrat, Usuari No Registrat, Administrador.</text:span></text:p>
          </table:table-cell>
        </table:table-row>
        <table:table-row table:style-name="TableRow123">
          <table:table-cell table:style-name="TableCell124">
            <text:p text:style-name="TableContents"><text:span text:style-name="T125">Precondicions</text:span>: Aplicació Inicialitzada.</text:p>
          </table:table-cell>
        </table:table-row>
        <table:table-row table:style-name="TableRow126">
          <table:table-cell table:style-name="TableCell127">
            <text:p text:style-name="TableContents"><text:span text:style-name="T128">Flux</text:span><text:s/><text:span text:style-name="T129">Bàsic</text:span>:</text:p>
            <text:p text:style-name="TableContents"/>
            <text:p text:style-name="TableContents"><text:span text:style-name="T130">1)<text:s/></text:span>Al pasar el UC2 també es mostra les preferències dels usuaris.</text:p>
            <text:p text:style-name="TableContents"><text:span text:style-name="T131">2)<text:s/></text:span>L’Usuari registrat i<text:s/>l’Administrador poden interactuar amb l’UC3.</text:p>
            <text:p text:style-name="TableContents"/>
          </table:table-cell>
        </table:table-row>
        <table:table-row table:style-name="TableRow132">
          <table:table-cell table:style-name="TableCell133">
            <text:p text:style-name="TableContents"><text:span text:style-name="T134">Flux</text:span><text:s/><text:span text:style-name="T135">Alternatiu</text:span>:</text:p>
            <text:p text:style-name="TableContents"/>
            <text:p text:style-name="TableContents"><text:span text:style-name="T136">2a)<text:s/></text:span>L’Usuari no registrat no pot accedir-hi perquè per fer-ho ha d’estar registrat. (UC1)</text:p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><text:span text:style-name="T139">Postcondicions</text:span>: Accés a les preferències dels usuaris (Sèries/Temporades/Capítols).</text:p>
          </table:table-cell>
        </table:table-row>
      </table:table>
      <text:p text:style-name="Normal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TableContents"><text:span text:style-name="T144">Descripció:<text:s/></text:span>UC2.2: <text:s/>Mostrar Capítol més valorat.</text:p>
          </table:table-cell>
        </table:table-row>
        <table:table-row table:style-name="TableRow145">
          <table:table-cell table:style-name="TableCell146">
            <text:p text:style-name="TableContents"><text:span text:style-name="T147">Actors:<text:s/></text:span><text:span text:style-name="T148">Usuari Registrat, Usuari No Registrat, Administrador.</text:span></text:p>
          </table:table-cell>
        </table:table-row>
        <table:table-row table:style-name="TableRow149">
          <table:table-cell table:style-name="TableCell150">
            <text:p text:style-name="TableContents"><text:span text:style-name="T151">Precondicions</text:span>: Aplicació inicialitzada.</text:p>
          </table:table-cell>
        </table:table-row>
        <table:table-row table:style-name="TableRow152">
          <table:table-cell table:style-name="TableCell153">
            <text:p text:style-name="TableContents"><text:span text:style-name="T154">Flux</text:span><text:s/><text:span text:style-name="T155">Bàsic</text:span>:</text:p>
            <text:p text:style-name="TableContents"/>
            <text:p text:style-name="TableContents"><text:span text:style-name="T156">1)</text:span><text:s/>Al passar el UC2, també es mostra per pantalla el capítol més valorat positivament pels usuaris.</text:p>
            <text:p text:style-name="TableContents"><text:span text:style-name="T157">2)</text:span><text:s/>L’Usuari i L’administrador poden accedir-hi i interactuar amb aquesta.</text:p>
            <text:p text:style-name="TableContents"/>
          </table:table-cell>
        </table:table-row>
        <table:table-row table:style-name="TableRow158">
          <table:table-cell table:style-name="TableCell159">
            <text:p text:style-name="TableContents"><text:span text:style-name="T160">Flux</text:span><text:s/><text:span text:style-name="T161">Alternatiu</text:span>:</text:p>
            <text:p text:style-name="TableContents"/>
            <text:p text:style-name="TableContents"><text:span text:style-name="T162">2a)</text:span><text:s/>L’usuari no registrat no pot interactuar perquè ha de complir el UC1.</text:p>
            <text:p text:style-name="TableContents"/>
          </table:table-cell>
        </table:table-row>
        <table:table-row table:style-name="TableRow163">
          <table:table-cell table:style-name="TableCell164">
            <text:p text:style-name="P165"><text:span text:style-name="T166">Postcondicions</text:span>: Accés al capítol més valorat pels usuaris.</text:p>
          </table:table-cell>
        </table:table-row>
      </table:table>
      <text:p text:style-name="Normal"/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TableContents"><text:span text:style-name="T171">Descripció:<text:s/></text:span>UC2.3: Selecció<text:s/>de Sèrie/Temporada/Capítol.<text:s/></text:p>
          </table:table-cell>
        </table:table-row>
        <table:table-row table:style-name="TableRow172">
          <table:table-cell table:style-name="TableCell173">
            <text:p text:style-name="TableContents"><text:span text:style-name="T174">Actors:<text:s/></text:span><text:span text:style-name="T175">Usuari Registrat, Administrador.</text:span></text:p>
          </table:table-cell>
        </table:table-row>
        <table:table-row table:style-name="TableRow176">
          <table:table-cell table:style-name="TableCell177">
            <text:p text:style-name="TableContents"><text:span text:style-name="T178">Precondicions</text:span>: Aplicació inicialitzada i Usuari/Administrador loguejats.</text:p>
          </table:table-cell>
        </table:table-row>
        <table:table-row table:style-name="TableRow179">
          <table:table-cell table:style-name="TableCell180">
            <text:p text:style-name="TableContents"><text:span text:style-name="T181">Flux</text:span><text:s/><text:span text:style-name="T182">Bàsic</text:span>:</text:p>
            <text:p text:style-name="TableContents"/>
            <text:p text:style-name="TableContents"><text:span text:style-name="T183">1)</text:span><text:s/>Des de el UC2 es selecciona una sèrie-temporada-capítol.</text:p>
            <text:p text:style-name="TableContents"><text:span text:style-name="T184">2)</text:span><text:s/>Desprès es pot interactuar amb<text:s/>les diferents opcions a poder realitzar.</text:p>
            <text:p text:style-name="TableContents"/>
          </table:table-cell>
        </table:table-row>
        <table:table-row table:style-name="TableRow185">
          <table:table-cell table:style-name="TableCell186">
            <text:p text:style-name="TableContents"><text:span text:style-name="T187">Flux</text:span><text:s/><text:span text:style-name="T188">Alternatiu</text:span>:<text:s/></text:p>
            <text:p text:style-name="TableContents"/>
            <text:p text:style-name="TableContents"><text:span text:style-name="T189">1a)</text:span><text:s/>Es busca una sèrie-temporada-capítol que no està disponible. Es mostrarà un error per pantalla dient que no existeix o no està disponible.</text:p>
            <text:p text:style-name="TableContents"/>
          </table:table-cell>
        </table:table-row>
        <table:table-row table:style-name="TableRow190">
          <table:table-cell table:style-name="TableCell191">
            <text:p text:style-name="TableContents"><text:span text:style-name="T192">Postcondicions</text:span>: Accés a la sèrie-temporada-capítol.</text:p>
          </table:table-cell>
        </table:table-row>
      </table:table>
      <text:p text:style-name="Normal"/>
      <text:p text:style-name="Normal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soft-page-break/>
            <text:p text:style-name="TableContents"><text:span text:style-name="T197">Descripció:<text:s/></text:span>UC2.4: Mostrar breu resum de les sèries i altres detalls.</text:p>
          </table:table-cell>
        </table:table-row>
        <table:table-row table:style-name="TableRow198">
          <table:table-cell table:style-name="TableCell199">
            <text:p text:style-name="TableContents"><text:span text:style-name="T200">Actors:<text:s/></text:span><text:span text:style-name="T201">Usuari (Registrat o no), Administrador.</text:span></text:p>
          </table:table-cell>
        </table:table-row>
        <table:table-row table:style-name="TableRow202">
          <table:table-cell table:style-name="TableCell203">
            <text:p text:style-name="TableContents"><text:span text:style-name="T204">Precondicions</text:span>: Aplicació inicialitzada.</text:p>
          </table:table-cell>
        </table:table-row>
        <table:table-row table:style-name="TableRow205">
          <table:table-cell table:style-name="TableCell206">
            <text:p text:style-name="TableContents"><text:span text:style-name="T207">Flux</text:span><text:s/><text:span text:style-name="T208">Bàsic</text:span>:</text:p>
            <text:p text:style-name="TableContents"/>
            <text:p text:style-name="TableContents"><text:span text:style-name="T209">1)</text:span><text:s/>Juntament amb el UC2 es mostra per pantalla un petit resum de les sèries<text:s/>i altres detalls com per exemple l’elenc.</text:p>
            <text:p text:style-name="TableContents"><text:span text:style-name="T210">2)</text:span><text:s/>L’usuari i l’administrador poden interactuar amb les sèries.</text:p>
            <text:p text:style-name="TableContents"/>
          </table:table-cell>
        </table:table-row>
        <table:table-row table:style-name="TableRow211">
          <table:table-cell table:style-name="TableCell212">
            <text:p text:style-name="TableContents"><text:span text:style-name="T213">Flux</text:span><text:s/><text:span text:style-name="T214">Alternatiu</text:span>:<text:s/></text:p>
            <text:p text:style-name="TableContents"/>
            <text:p text:style-name="TableContents"><text:span text:style-name="T215">2a)<text:s/></text:span>En el cas de que l’usuari sigui un no registrat es mostrarà per pantalla un missatge d’error dient que s’ha d’estar<text:s/>registrat, és a dir, complir el UC1.</text:p>
            <text:p text:style-name="TableContents"><text:s/></text:p>
          </table:table-cell>
        </table:table-row>
        <table:table-row table:style-name="TableRow216">
          <table:table-cell table:style-name="TableCell217">
            <text:p text:style-name="P218"><text:span text:style-name="T219">Postcondicions</text:span>: Accés a la sèrie.</text:p>
          </table:table-cell>
        </table:table-row>
      </table:table>
      <text:p text:style-name="Normal"/>
      <table:table table:style-name="Table220">
        <table:table-columns>
          <table:table-column table:style-name="TableColumn221"/>
        </table:table-columns>
        <table:table-row table:style-name="TableRow222">
          <table:table-cell table:style-name="TableCell223">
            <text:p text:style-name="TableContents"><text:span text:style-name="T224">Descripció:<text:s/></text:span>UC3: Descarrega/Visualització via streaming de capítols.</text:p>
          </table:table-cell>
        </table:table-row>
        <table:table-row table:style-name="TableRow225">
          <table:table-cell table:style-name="TableCell226">
            <text:p text:style-name="TableContents"><text:span text:style-name="T227">Actors:<text:s/></text:span>Usuari registrat.</text:p>
          </table:table-cell>
        </table:table-row>
        <table:table-row table:style-name="TableRow228">
          <table:table-cell table:style-name="TableCell229">
            <text:p text:style-name="TableContents"><text:span text:style-name="T230">Precondicions</text:span>: L'usuari ha d'estar loguejat. Única visualització alhora.</text:p>
          </table:table-cell>
        </table:table-row>
        <table:table-row table:style-name="TableRow231">
          <table:table-cell table:style-name="TableCell232">
            <text:p text:style-name="TableContents"><text:span text:style-name="T233">Flux</text:span><text:s/><text:span text:style-name="T234">Bàsic</text:span>:</text:p>
            <text:p text:style-name="TableContents"/>
            <text:p text:style-name="TableContents"><text:span text:style-name="T235">1)<text:s/></text:span>L'usuari, desprès d'haver seleccionat la sèrie, la temporada i el capítol que vol veure haurà de descarregar-lo via streaming per poder visualitzar-lo.</text:p>
            <text:p text:style-name="TableContents"><text:span text:style-name="T236">2)</text:span><text:s/>Al visualitzar aquest capítol, es carregarà al compte del usuari un import de 1€.</text:p>
            <text:p text:style-name="TableContents"><text:span text:style-name="T237">3)</text:span><text:s/>A final de mes s'haurà de realitzar el pagament corresponent del total del import generat per les visualitzacions dels capítols que l'usuari ha escollit.</text:p>
            <text:p text:style-name="TableContents"/>
          </table:table-cell>
        </table:table-row>
        <table:table-row table:style-name="TableRow238">
          <table:table-cell table:style-name="TableCell239">
            <text:p text:style-name="TableContents"><text:span text:style-name="T240">Flux</text:span><text:s/><text:span text:style-name="T241">Alternatiu</text:span>:</text:p>
            <text:p text:style-name="TableContents"/>
            <text:p text:style-name="TableContents"><text:span text:style-name="T242">1.a)<text:s/></text:span>En cas de que l'usuari intenti veure més d'un capítol alhora apareixerà per pantalla</text:p>
            <text:p text:style-name="TableContents">un missatge d'error informant a l'usuari que aquesta acció que vol realitzar està prohibida.</text:p>
            <text:p text:style-name="P243"/>
          </table:table-cell>
        </table:table-row>
        <table:table-row table:style-name="TableRow244">
          <table:table-cell table:style-name="TableCell245">
            <text:p text:style-name="TableContents"><text:span text:style-name="T246">Postcondicions</text:span>: Import carregat al compte, capítol marcat com a vist.</text:p>
          </table:table-cell>
        </table:table-row>
      </table:table>
      <text:p text:style-name="Normal"/>
      <table:table table:style-name="Table247">
        <table:table-columns>
          <table:table-column table:style-name="TableColumn248"/>
        </table:table-columns>
        <table:table-row table:style-name="TableRow249">
          <table:table-cell table:style-name="TableCell250">
            <text:p text:style-name="TableContents"><text:span text:style-name="T251">Descripció:<text:s/></text:span>UC3.1: Valorar Capítol.<text:s/></text:p>
          </table:table-cell>
        </table:table-row>
        <table:table-row table:style-name="TableRow252">
          <table:table-cell table:style-name="TableCell253">
            <text:p text:style-name="TableContents"><text:span text:style-name="T254">Actors:<text:s/></text:span><text:span text:style-name="T255">Usuari Registrat.</text:span></text:p>
          </table:table-cell>
        </table:table-row>
        <table:table-row table:style-name="TableRow256">
          <table:table-cell table:style-name="TableCell257">
            <text:p text:style-name="TableContents"><text:span text:style-name="T258">Precondicions</text:span>: Usuari<text:s/>ha de estar loguejat i haver visualitzat un capítol.</text:p>
          </table:table-cell>
        </table:table-row>
        <table:table-row table:style-name="TableRow259">
          <table:table-cell table:style-name="TableCell260">
            <text:p text:style-name="TableContents"><text:span text:style-name="T261">Flux</text:span><text:s/><text:span text:style-name="T262">Bàsic</text:span>:</text:p>
            <text:p text:style-name="TableContents"/>
            <text:p text:style-name="TableContents"><text:span text:style-name="T263">1)<text:s/></text:span>Desprès de complir el UC3, l’usuari pot comentar el capítol i posar una valoració entre 0 i 5.</text:p>
            <text:p text:style-name="TableContents"/>
          </table:table-cell>
        </table:table-row>
        <table:table-row table:style-name="TableRow264">
          <table:table-cell table:style-name="TableCell265">
            <text:p text:style-name="TableContents"><text:span text:style-name="T266">Flux</text:span><text:s/><text:span text:style-name="T267">Alternatiu</text:span>: N/A</text:p>
          </table:table-cell>
        </table:table-row>
        <table:table-row table:style-name="TableRow268">
          <table:table-cell table:style-name="TableCell269">
            <text:p text:style-name="TableContents"><text:span text:style-name="T270">Postcondicions</text:span>: La valoració es guarda.</text:p>
          </table:table-cell>
        </table:table-row>
      </table:table>
      <text:p text:style-name="Normal"/>
      <text:p text:style-name="Normal"/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soft-page-break/>
            <text:p text:style-name="TableContents"><text:span text:style-name="T275">Descripció:<text:s/></text:span>UC4:<text:s/>Realitzar pagament del import total.<text:s/></text:p>
          </table:table-cell>
        </table:table-row>
        <table:table-row table:style-name="TableRow276">
          <table:table-cell table:style-name="TableCell277">
            <text:p text:style-name="TableContents"><text:span text:style-name="T278">Actors:<text:s/></text:span><text:span text:style-name="T279">Temps.</text:span></text:p>
          </table:table-cell>
        </table:table-row>
        <table:table-row table:style-name="TableRow280">
          <table:table-cell table:style-name="TableCell281">
            <text:p text:style-name="TableContents"><text:span text:style-name="T282">Precondicions</text:span>: L’usuari que ha d’haver visualitzat un capítol com a mínim per cobrar.</text:p>
          </table:table-cell>
        </table:table-row>
        <table:table-row table:style-name="TableRow283">
          <table:table-cell table:style-name="TableCell284">
            <text:p text:style-name="TableContents"><text:span text:style-name="T285">Flux</text:span><text:s/><text:span text:style-name="T286">Bàsic</text:span>:</text:p>
            <text:p text:style-name="TableContents"/>
            <text:p text:style-name="TableContents"><text:span text:style-name="T287">1)<text:s/></text:span>L’usuari, desprès de fer el UC3, se li cobrarà un import total a número de capítols vists.</text:p>
            <text:p text:style-name="TableContents"><text:span text:style-name="T288">2)<text:s/></text:span>L’import es pagarà a final de mes.</text:p>
            <text:p text:style-name="TableContents"/>
          </table:table-cell>
        </table:table-row>
        <table:table-row table:style-name="TableRow289">
          <table:table-cell table:style-name="TableCell290">
            <text:p text:style-name="TableContents"><text:span text:style-name="T291">Flux</text:span><text:s/><text:span text:style-name="T292">Alternatiu</text:span>:</text:p>
            <text:p text:style-name="TableContents"/>
            <text:p text:style-name="TableContents"><text:span text:style-name="T293">1a)</text:span><text:s/>L’usuari no ha visualitzat cap capítol aquest mes, per tant no ha de pagar res.</text:p>
            <text:p text:style-name="TableContents"><text:span text:style-name="T294">2a)</text:span><text:s/>L’usuari no paga l’import d’un mes, per tant el seu compte es eliminat seguint el UC5.<text:s/></text:p>
            <text:p text:style-name="TableContents"/>
          </table:table-cell>
        </table:table-row>
        <table:table-row table:style-name="TableRow295">
          <table:table-cell table:style-name="TableCell296">
            <text:p text:style-name="TableContents"><text:span text:style-name="T297">Postcondicions</text:span>: Pagaments<text:s/>realitzats.</text:p>
          </table:table-cell>
        </table:table-row>
      </table:table>
      <text:p text:style-name="Normal"/>
      <table:table table:style-name="Table298">
        <table:table-columns>
          <table:table-column table:style-name="TableColumn299"/>
        </table:table-columns>
        <table:table-row table:style-name="TableRow300">
          <table:table-cell table:style-name="TableCell301">
            <text:p text:style-name="TableContents"><text:span text:style-name="T302">Descripció:<text:s/></text:span>UC5: Guardar/Esborrar dades dels usuaris.<text:s/></text:p>
          </table:table-cell>
        </table:table-row>
        <table:table-row table:style-name="TableRow303">
          <table:table-cell table:style-name="TableCell304">
            <text:p text:style-name="TableContents"><text:span text:style-name="T305">Actors:<text:s/></text:span><text:span text:style-name="T306">Administrador.</text:span><text:span text:style-name="T307"><text:s/></text:span></text:p>
          </table:table-cell>
        </table:table-row>
        <table:table-row table:style-name="TableRow308">
          <table:table-cell table:style-name="TableCell309">
            <text:p text:style-name="TableContents"><text:span text:style-name="T310">Precondicions</text:span>: Aplicació inicialitzada, Administrador loguejat.</text:p>
          </table:table-cell>
        </table:table-row>
        <table:table-row table:style-name="TableRow311">
          <table:table-cell table:style-name="TableCell312">
            <text:p text:style-name="TableContents"><text:span text:style-name="T313">Flux</text:span><text:s/><text:span text:style-name="T314">Bàsic</text:span>:</text:p>
            <text:p text:style-name="TableContents"/>
            <text:p text:style-name="TableContents"><text:span text:style-name="T315">1)</text:span><text:s/>L’administrador comprova si hi han usuaris nous registrats, canvis en els<text:s/>usuaris antics o si hi ha usuaris que no compleixen el UC4.</text:p>
            <text:p text:style-name="TableContents"><text:span text:style-name="T316">2)<text:s/></text:span>L’administrador procedeix a guardar les dades dels usuaris o a eliminar-los.</text:p>
            <text:p text:style-name="TableContents"/>
          </table:table-cell>
        </table:table-row>
        <table:table-row table:style-name="TableRow317">
          <table:table-cell table:style-name="TableCell318">
            <text:p text:style-name="TableContents"><text:span text:style-name="T319">Flux</text:span><text:s/><text:span text:style-name="T320">Alternatiu</text:span>:</text:p>
            <text:p text:style-name="TableContents"/>
            <text:p text:style-name="TableContents"><text:span text:style-name="T321">1a)<text:s/></text:span>En el cas de que no hi hagi cap usuari llavors es mostrarà per pantalla un missatge d’error<text:s/>dient que no hi ha cap usuari registrat.</text:p>
            <text:p text:style-name="TableContents"/>
          </table:table-cell>
        </table:table-row>
        <table:table-row table:style-name="TableRow322">
          <table:table-cell table:style-name="TableCell323">
            <text:p text:style-name="TableContents"><text:span text:style-name="T324">Postcondicions</text:span>: Canvis en les informacions dels usuaris.</text:p>
          </table:table-cell>
        </table:table-row>
      </table:table>
      <text:p text:style-name="Normal"/>
      <table:table table:style-name="Table325">
        <table:table-columns>
          <table:table-column table:style-name="TableColumn326"/>
        </table:table-columns>
        <table:table-row table:style-name="TableRow327">
          <table:table-cell table:style-name="TableCell328">
            <text:p text:style-name="TableContents"><text:span text:style-name="T329">Descripció:<text:s/></text:span>UC6: Tancar Sessió<text:s/></text:p>
          </table:table-cell>
        </table:table-row>
        <table:table-row table:style-name="TableRow330">
          <table:table-cell table:style-name="TableCell331">
            <text:p text:style-name="TableContents"><text:span text:style-name="T332">Actors:<text:s/></text:span><text:span text:style-name="T333">Usuari Registrat, Administrador</text:span></text:p>
          </table:table-cell>
        </table:table-row>
        <table:table-row table:style-name="TableRow334">
          <table:table-cell table:style-name="TableCell335">
            <text:p text:style-name="TableContents"><text:span text:style-name="T336">Precondicions</text:span>: Usuari registrat i Administrador loguejats.</text:p>
          </table:table-cell>
        </table:table-row>
        <table:table-row table:style-name="TableRow337">
          <table:table-cell table:style-name="TableCell338">
            <text:p text:style-name="TableContents"><text:span text:style-name="T339">Flux</text:span><text:s/><text:span text:style-name="T340">Bàsic</text:span>:</text:p>
            <text:p text:style-name="TableContents"/>
            <text:p text:style-name="TableContents"><text:span text:style-name="T341">1)<text:s/></text:span>L’usuari/administrador ha acabat de realitzar totes les accions que volien.</text:p>
            <text:p text:style-name="TableContents"><text:span text:style-name="T342">2)</text:span><text:s/>Seleccionen l’opció de tancar sessió.</text:p>
            <text:p text:style-name="TableContents"><text:span text:style-name="T343">3)<text:s/></text:span>Automàticament l’aplicació tanca la sessió i retorna al UC2.<text:s/></text:p>
            <text:p text:style-name="TableContents"/>
          </table:table-cell>
        </table:table-row>
        <table:table-row table:style-name="TableRow344">
          <table:table-cell table:style-name="TableCell345">
            <text:p text:style-name="TableContents"><text:span text:style-name="T346">Flux</text:span><text:s/><text:span text:style-name="T347">Alternatiu</text:span>: N/A</text:p>
          </table:table-cell>
        </table:table-row>
        <table:table-row table:style-name="TableRow348">
          <table:table-cell table:style-name="TableCell349">
            <text:p text:style-name="TableContents"><text:span text:style-name="T350">Postcondicions</text:span>: Usuari/Administrador han tancat sessió.</text:p>
          </table:table-cell>
        </table:table-row>
      </table:table>
      <text:p text:style-name="Normal"/>
      <text:p text:style-name="Normal"/>
      <text:p text:style-name="Normal"/>
      <table:table table:style-name="Table351">
        <table:table-columns>
          <table:table-column table:style-name="TableColumn352"/>
        </table:table-columns>
        <table:table-row table:style-name="TableRow353">
          <table:table-cell table:style-name="TableCell354">
            <text:soft-page-break/>
            <text:p text:style-name="TableContents"><text:span text:style-name="T355">Descripció:<text:s/></text:span>UC7: Afegir/Treure Sèries, Temporades, Capítols.<text:s/></text:p>
          </table:table-cell>
        </table:table-row>
        <table:table-row table:style-name="TableRow356">
          <table:table-cell table:style-name="TableCell357">
            <text:p text:style-name="TableContents"><text:span text:style-name="T358">Actors:<text:s/></text:span><text:span text:style-name="T359">Administrador</text:span></text:p>
          </table:table-cell>
        </table:table-row>
        <table:table-row table:style-name="TableRow360">
          <table:table-cell table:style-name="TableCell361">
            <text:p text:style-name="TableContents"><text:span text:style-name="T362">Precondicions</text:span>: L’administrador ha d’estar loguejat.</text:p>
          </table:table-cell>
        </table:table-row>
        <table:table-row table:style-name="TableRow363">
          <table:table-cell table:style-name="TableCell364">
            <text:p text:style-name="TableContents"><text:span text:style-name="T365">Flux</text:span><text:s/><text:span text:style-name="T366">Bàsic</text:span>:</text:p>
            <text:p text:style-name="TableContents"/>
            <text:p text:style-name="TableContents"><text:span text:style-name="T367">1)<text:s/></text:span>L’administrador decideix afegir una nova sèrie/temporada/capítol.</text:p>
            <text:p text:style-name="TableContents"><text:span text:style-name="T368">2)</text:span><text:s/>Introdueix totes les<text:s/>dades necessàries.</text:p>
            <text:p text:style-name="TableContents"><text:span text:style-name="T369">3)</text:span><text:s/>S’afegeix un/a nova sèrie/temporada/capítol.</text:p>
            <text:p text:style-name="TableContents"/>
          </table:table-cell>
        </table:table-row>
        <table:table-row table:style-name="TableRow370">
          <table:table-cell table:style-name="TableCell371">
            <text:p text:style-name="TableContents"><text:span text:style-name="T372">Flux</text:span><text:s/><text:span text:style-name="T373">Alternatiu</text:span>:</text:p>
            <text:p text:style-name="TableContents"/>
            <text:p text:style-name="TableContents"><text:span text:style-name="T374">1a)</text:span><text:s/>L’administrador decideix eliminar un/a sèrie/temporada/capítol.</text:p>
            <text:p text:style-name="TableContents"><text:span text:style-name="T375">1b)</text:span><text:s/>Selecciona el que vol eliminar i l’esborra del catàleg.</text:p>
            <text:p text:style-name="TableContents"/>
          </table:table-cell>
        </table:table-row>
        <table:table-row table:style-name="TableRow376">
          <table:table-cell table:style-name="TableCell377">
            <text:p text:style-name="TableContents"><text:span text:style-name="T378">Postcondicions</text:span>: S’afegeix o s’elimina<text:s/>sèrie/temporada/capítol.</text:p>
          </table:table-cell>
        </table:table-row>
      </table:table>
      <text:p text:style-name="Normal"/>
      <table:table table:style-name="Table379">
        <table:table-columns>
          <table:table-column table:style-name="TableColumn380"/>
        </table:table-columns>
        <table:table-row table:style-name="TableRow381">
          <table:table-cell table:style-name="TableCell382">
            <text:p text:style-name="TableContents"><text:span text:style-name="T383">Descripció:<text:s/></text:span>UC7.1: Treure Sèries, Temporades, Capítols.<text:s/></text:p>
          </table:table-cell>
        </table:table-row>
        <table:table-row table:style-name="TableRow384">
          <table:table-cell table:style-name="TableCell385">
            <text:p text:style-name="TableContents"><text:span text:style-name="T386">Actors:<text:s/></text:span><text:span text:style-name="T387">Administrador</text:span></text:p>
          </table:table-cell>
        </table:table-row>
        <table:table-row table:style-name="TableRow388">
          <table:table-cell table:style-name="TableCell389">
            <text:p text:style-name="TableContents"><text:span text:style-name="T390">Precondicions</text:span>: L’administrador ha d’estar loguejat.</text:p>
          </table:table-cell>
        </table:table-row>
        <table:table-row table:style-name="TableRow391">
          <table:table-cell table:style-name="TableCell392">
            <text:p text:style-name="TableContents"><text:span text:style-name="T393">Flux</text:span><text:s/><text:span text:style-name="T394">Bàsic</text:span>:</text:p>
            <text:p text:style-name="P395"/>
            <text:p text:style-name="TableContents"><text:span text:style-name="T396">1)</text:span><text:s/>L’administrador decideix eliminar un/a sèrie/temporada/capítol.</text:p>
            <text:p text:style-name="TableContents"><text:span text:style-name="T397">2)</text:span><text:s/>Selecciona<text:s/>el que vol eliminar i l’esborra del catàleg.</text:p>
            <text:p text:style-name="TableContents"/>
          </table:table-cell>
        </table:table-row>
        <table:table-row table:style-name="TableRow398">
          <table:table-cell table:style-name="TableCell399">
            <text:p text:style-name="TableContents"><text:span text:style-name="T400">Flux</text:span><text:s/><text:span text:style-name="T401">Alternatiu</text:span>:</text:p>
            <text:p text:style-name="TableContents"/>
            <text:p text:style-name="TableContents"><text:span text:style-name="T402">1a)<text:s/></text:span>En el cas de que no hi hagi cap sèrie dins de l’aplicació es mostrarà un missatge per pantalla dient que no hi ha cap sèrie.</text:p>
            <text:p text:style-name="TableContents"/>
          </table:table-cell>
        </table:table-row>
        <table:table-row table:style-name="TableRow403">
          <table:table-cell table:style-name="TableCell404">
            <text:p text:style-name="TableContents"><text:span text:style-name="T405">Postcondicions</text:span>: S’afegeix o s’elimina sèrie/temporada/capítol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 Diaz Ruiz</dc:creator>
    <meta:creation-date>2016-10-03T08:38:00Z</meta:creation-date>
    <dc:date>2016-11-17T19:22:00Z</dc:date>
    <meta:template xlink:href="Normal.dotm" xlink:type="simple"/>
    <meta:editing-cycles>89</meta:editing-cycles>
    <meta:editing-duration>PT24840S</meta:editing-duration>
    <meta:document-statistic meta:page-count="6" meta:paragraph-count="16" meta:word-count="1280" meta:character-count="8304" meta:row-count="58" meta:non-whitespace-character-count="7040"/>
  </office:meta>
</office:document-meta>
</file>